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500000244CD1413E556FEE004.png" manifest:media-type="image/png"/>
  <manifest:file-entry manifest:full-path="Pictures/10000201000005A8000004007F527FC956ADA9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51515"/>
    </style:style>
    <style:style style:name="gr1" style:family="graphic" style:parent-style-name="standard">
      <style:graphic-properties svg:stroke-color="#170b0b" draw:fill-color="#170b0b" draw:textarea-horizontal-align="justify" draw:textarea-vertical-align="middle" draw:auto-grow-height="false" fo:min-height="0.512cm" fo:min-width="18.7cm"/>
    </style:style>
    <style:style style:name="gr2" style:family="graphic" style:parent-style-name="standard">
      <style:graphic-properties svg:stroke-color="#170b0b" draw:fill-color="#170b0b" draw:textarea-horizontal-align="justify" draw:textarea-vertical-align="middle" draw:auto-grow-height="false" fo:min-height="0.5cm" fo:min-width="18.702cm"/>
    </style:style>
    <style:style style:name="gr3" style:family="graphic" style:parent-style-name="standard">
      <style:graphic-properties svg:stroke-color="#170b0b" draw:fill-color="#170b0b" draw:textarea-horizontal-align="justify" draw:textarea-vertical-align="middle" draw:auto-grow-height="false" fo:min-height="0.5cm" fo:min-width="10.295cm"/>
    </style:style>
    <style:style style:name="gr4" style:family="graphic" style:parent-style-name="standard">
      <style:graphic-properties svg:stroke-color="#170b0b" draw:fill-color="#170b0b" draw:textarea-horizontal-align="justify" draw:textarea-vertical-align="middle" draw:auto-grow-height="false" fo:min-height="0.512cm" fo:min-width="1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70b0b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2cm" svg:height="0.76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202cm" svg:height="0.75cm" svg:x="0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795cm" svg:height="0.75cm" draw:transform="rotate (1.5707963267949) translate (0cm 10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.85cm" svg:height="0.762cm" draw:transform="rotate (1.5707963267949) translate (18.45cm 10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5.081cm" svg:height="3.593cm" svg:x="0.7cm" svg:y="0.707cm">
          <draw:image xlink:href="Pictures/10000201000005A8000004007F527FC956ADA9E6.png" xlink:type="simple" xlink:show="embed" xlink:actuate="onLoad">
            <text:p/>
          </draw:image>
        </draw:frame>
        <draw:frame draw:style-name="gr5" draw:text-style-name="P2" draw:layer="layout" svg:width="4.188cm" svg:height="2.099cm" draw:transform="skewX (0.000523598775598342) rotate (0.392873614623924) translate (5.467cm 3.203cm)">
          <draw:image xlink:href="Pictures/100002010000048500000244CD1413E556FEE0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17:15:28.727034619</meta:creation-date>
    <dc:date>2020-07-17T16:49:11.620182392</dc:date>
    <meta:editing-duration>PT2H2M32S</meta:editing-duration>
    <meta:editing-cycles>7</meta:editing-cycles>
    <meta:generator>LibreOffice/6.0.7.3$Linux_X86_64 LibreOffice_project/00m0$Build-3</meta:generator>
    <meta:document-statistic meta:object-count="6"/>
  </office:meta>
</office:document-meta>
</file>